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Standard">
      <style:text-properties fo:font-size="20pt" fo:font-style="italic" style:font-size-asian="20pt" style:font-style-asian="italic" style:font-size-complex="20pt" style:font-style-complex="italic"/>
    </style:style>
    <style:style style:name="P3" style:family="paragraph" style:parent-style-name="Standard">
      <style:text-properties style:font-name="Nimbus Roman No9 L" fo:font-size="20pt" fo:font-style="italic" style:font-size-asian="20pt" style:font-style-asian="italic" style:font-size-complex="20pt" style:font-style-complex="italic"/>
    </style:style>
    <style:style style:name="P4" style:family="paragraph" style:parent-style-name="Standard">
      <style:text-properties style:font-name="Nimbus Roman No9 L" fo:font-size="20pt" fo:font-style="italic" style:text-underline-style="none" fo:font-weight="bold" style:font-size-asian="20pt" style:font-style-asian="italic" style:font-weight-asian="bold" style:font-size-complex="20pt" style:font-style-complex="italic" style:font-weight-complex="bold"/>
    </style:style>
    <style:style style:name="P5" style:family="paragraph" style:parent-style-name="Standard">
      <style:text-properties style:font-name="Nimbus Mono L"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text-properties style:font-name="Times New Roman" fo:font-size="20pt" fo:font-style="normal" style:text-underline-style="none" fo:font-weight="bold" style:font-size-asian="20pt" style:font-style-asian="normal" style:font-weight-asian="bold" style:font-size-complex="20pt" style:font-style-complex="normal" style:font-weight-complex="bold"/>
    </style:style>
    <style:style style:name="P10"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2">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Heading_20_2">
      <style:text-properties style:font-name="Nimbus Roman No9 L" fo:font-size="20pt" fo:font-style="italic" style:text-underline-style="none" style:font-size-asian="20pt" style:font-style-asian="italic" style:font-size-complex="20pt" style:font-style-complex="italic"/>
    </style:style>
    <style:style style:name="T1" style:family="text">
      <style:text-properties style:font-name="Nimbus Roman No9 L" fo:font-size="20pt" fo:font-style="italic" fo:font-weight="bold" style:font-size-asian="20pt" style:font-style-asian="italic" style:font-size-complex="20pt" style:font-style-complex="italic"/>
    </style:style>
    <style:style style:name="T2" style:family="text">
      <style:text-properties style:font-name="Nimbus Roman No9 L" fo:font-size="20pt" fo:font-style="italic" style:text-underline-style="none" style:font-size-asian="20pt" style:font-style-asian="italic" style:font-size-complex="20pt" style:font-style-complex="italic"/>
    </style:style>
    <style:style style:name="T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text:s text:c="9"/>TRAITEMENT AUTOMATIQUE DES LANGUES</text:p>
      <text:p text:style-name="Standard"><text:s text:c="2"/></text:p>
      <text:p text:style-name="P3"/>
      <text:p text:style-name="P3"/>
      <text:p text:style-name="P3"><text:tab/><text:tab/><text:tab/><text:tab/><text:tab/>MULTILINGUE</text:p>
      <text:p text:style-name="P3"/>
      <text:p text:style-name="P3"/>
      <text:p text:style-name="P3"/>
      <text:p text:style-name="P3">Sall Papa Amadou</text:p>
      <text:p text:style-name="P3"/>
      <text:p text:style-name="P3"/>
      <text:p text:style-name="P3"/>
      <text:p text:style-name="P3"/>
      <text:p text:style-name="P3"/>
      <text:p text:style-name="P3"/>
      <text:h text:style-name="P12" text:outline-level="2"><text:s text:c="34"/>Responsable </text:h>
      <text:h text:style-name="Heading_20_2" text:outline-level="2"><text:span text:style-name="T2"><text:s text:c="29"/></text:span><text:a xlink:type="simple" xlink:href="http://sites.google.com/site/delphinebernhard/">Delphine Bernhard</text:a></text:h>
      <text:p text:style-name="Standard"><text:span text:style-name="T1"><text:s text:c="7"/></text:span><text:a xlink:type="simple" xlink:href="http://sites.google.com/site/delphinebernhard"><text:span text:style-name="T1">http://sites.google.com/site/delphinebernhard</text:span></text:a></text:p>
      <text:p text:style-name="P3"/>
      <text:p text:style-name="P3"/>
      <text:p text:style-name="P3"/>
      <text:p text:style-name="P3"/>
      <text:p text:style-name="P4"><text:soft-page-break/><text:s text:c="29"/>INTRODUC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1551780429" text:style-name="L1">
        <text:list-item>
          <text:p text:style-name="P9">Traitements de TAL en fonction des langues</text:p>
        </text:list-item>
      </text:list>
      <text:p text:style-name="P6"/>
      <text:p text:style-name="P6"/>
      <text:p text:style-name="P6">1.</text:p>
      <text:p text:style-name="P6">Analyse syntaxique</text:p>
      <text:p text:style-name="P6">Besoin de segmenter le texte en lexémes.Tâche difficile car il n'y pas que du texte dans un document. Il y'a des lexemes, des ponctuations, des cybertokens. Il faut identifier les différentes entités.</text:p>
      <text:p text:style-name="P6"/>
      <text:p text:style-name="P6"/>
      <text:p text:style-name="P6">Analyse morphosyntaxique</text:p>
      <text:p text:style-name="P6">Les difficultés se trouvent au niveau de l'identification des catégories morphosyntaxiques (nom,verbe,adjectif,adverbe). Il existe plusieurs jeux d'étiquettes possibles pour une seule et même langue.De même pour un mot, il y'a plusieurs catégories morphosyntaxiques possibles, ce qui peut etre une source d'ambiguité lors de l'étiquétage morphosyntaxique automatique. De plus, il peut y avoir différentes étiquettes pour désigner une même catégorie.</text:p>
      <text:p text:style-name="P6"/>
      <text:p text:style-name="P6">Analyse sémantique</text:p>
      <text:p text:style-name="P6">Un mot peut avoir plusieurs significations, donc plusieurs sens possibles, d'où la nécessité de saisir le contexte dans lequel il est employé dans un texte.</text:p>
      <text:p text:style-name="P6"/>
      <text:p text:style-name="P6">Correction orthographique</text:p>
      <text:p text:style-name="P6"/>
      <text:p text:style-name="P6">Repérer les mots orthographiquement incorrects.Besoin d'un dictionnaire.</text:p>
      <text:p text:style-name="P6">Identifier les mots qui n'existe pas et les traiter.</text:p>
      <text:p text:style-name="P6">Problémes:</text:p>
      <text:p text:style-name="P6">Parfois les mots sont conjuguer dans le texte. Donc, ne se trouvent pas dans le dictionnaire.</text:p>
      <text:p text:style-name="P6">On a souvent recourt à des outils de lemmatisation comme tree-tagger pour trouver les lemmes.</text:p>
      <text:p text:style-name="P6">Si le mot n'existe pas, trouver le mot le plus proche(transposition,addition de lettres,remplacement, distance d'édition,substitution,insertion, inversion, identification de contexte)</text:p>
      <text:p text:style-name="P6">Identification des mots composés</text:p>
      <text:p text:style-name="P6"/>
      <text:p text:style-name="P6"/>
      <text:p text:style-name="P6">2.</text:p>
      <text:p text:style-name="P6"/>
      <text:p text:style-name="P6"/>
      <text:p text:style-name="P6"/>
      <text:p text:style-name="P6"/>
      <text:p text:style-name="P6"/>
      <text:p text:style-name="P6">3. Les principales difficultés de l'identification de la langue sont souvent dues au fait que </text:p>
      <text:p text:style-name="P6">tous les textes ne sont pas écrits dans la même langue. Dans un texte, on peut trouver plusieurs mots <text:soft-page-break/>appartenant à des langues différentes. Il peut y avoir aussi une confusion avec des langues de même groupes(français vs espagnol).</text:p>
      <text:p text:style-name="P6"/>
      <text:p text:style-name="Standard"><text:span text:style-name="T3">L'analyseur peut se baser sur la structure des phrases qui différente suivant les langues(besoin de passer par </text:span>l’étiquetage des catégories syntaxiques<text:span text:style-name="T3">), les accents qui existent dans certaines langues et pas dans d'autres.</text:span></text:p>
      <text:p text:style-name="P6">Un des moyens d'attaquer ce probléme est d'utilser les propriétés d'unicode.</text:p>
      <text:p text:style-name="P6">Nous pouvons éventuellement segmenter le texte en caractères, et utiliser le classifieur automatique pour trouver la langue la plus probable.</text:p>
      <text:p text:style-name="P6">Il sera utile de disposer une liste de mots fermés,des mots fréquents comme les déterminants, les articles et les pronoms. </text:p>
      <text:p text:style-name="P6">Une approche très utilisée se base sur les statistiques des n-grammes.</text:p>
      <text:p text:style-name="P7">Un n-gramme est une séquence de n éléments à partir d'une séquence donnée.</text:p>
      <text:p text:style-name="P6">Pour ce faire, il est utile d’avoir un « modèle de la langue »basé sur l’analyse de ces n-grammes.</text:p>
      <text:p text:style-name="P6">Un modèle de langue est un concept probabiliste. Il s'agit de trouver la probabilité que les mots apparaissent dans un texte donné.Si nous avons un modèle de la langue, nous saurons le dire au moins approximativement.</text:p>
      <text:p text:style-name="P8">Le modèle le plus simple consiste à calculer la probabilité de trouver les mots <text:s/>si on en choisit un <text:s/>au hasard dans des textes en français. Dans ce cas, on pourra associer une probabilité <text:s/>à une expression et déduire la langue qu'elle est plus probable d'appartenir.</text:p>
      <text:p text:style-name="P6"/>
      <text:p text:style-name="P6">4.</text:p>
      <text:p text:style-name="P6"/>
      <text:p text:style-name="P6">5.</text:p>
      <text:p text:style-name="P6"/>
      <text:list xml:id="list1262283014" text:style-name="L2">
        <text:list-item>
          <text:p text:style-name="P11">Les différentes difficultés posées par la traduction automatique:</text:p>
        </text:list-item>
      </text:list>
      <text:p text:style-name="P6"/>
      <text:p text:style-name="P6">Elle prend pas souvent en compte le contexte d'apparition d'un mot dans un texte, d'où une traduction mot à mot.</text:p>
      <text:p text:style-name="P6">Il peut y avoir plusieurs variantes d'un mot dans une autre langue.</text:p>
      <text:p text:style-name="P6">Plusieurs synonimes ne correspondent pas tous au contexte.</text:p>
      <text:p text:style-name="P6">Un mot peut avoir plusieurs sens et plusieurs significations possibles.</text:p>
      <text:p text:style-name="P6">Il y'a aussi le problémes de la conjugaison qui peut etre source d'ambiguité.</text:p>
      <text:p text:style-name="P6"/>
      <text:p text:style-name="P6"/>
      <text:p text:style-name="P6">Translate : fait une traduction à la volet, il se base sur des corpus.</text:p>
      <text:p text:style-name="P6">Reverso: Est plus proche de la traduction mot à mot: modèle symbolique . Il utilise un systéme à base de régl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59cm" fo:page-height="27.94cm" style:num-format="1" style:print-orientation="portrait" fo:margin-top="2.958cm" fo:margin-bottom="2.5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itement Automatique des Langues <text:s text:c="64"/>M2PRO IICI 20010-2011</text:p>
      </style:header>
      <style:footer>
        <text:p text:style-name="Footer">Sall Papa Amadou <text:s text:c="5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ll Papa-amadou</meta:initial-creator>
    <meta:creation-date>2011-03-01T15:00:07</meta:creation-date>
    <dc:date>2011-03-08T23:49:17</dc:date>
    <dc:creator>Papa Amadou Sall</dc:creator>
    <meta:editing-duration>PT10H03M01S</meta:editing-duration>
    <meta:editing-cycles>50</meta:editing-cycles>
    <meta:generator>OpenOffice.org/3.2$Unix OpenOffice.org_project/320m18$Build-9502</meta:generator>
    <meta:document-statistic meta:table-count="0" meta:image-count="0" meta:object-count="0" meta:page-count="4" meta:paragraph-count="48" meta:word-count="599" meta:character-count="4178"/>
  </office:meta>
</office:document-meta>
</file>